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910c" officeooo:paragraph-rsid="0014910c"/>
    </style:style>
    <style:style style:name="P2" style:family="paragraph" style:parent-style-name="Standard">
      <style:paragraph-properties fo:text-align="justify" style:justify-single-word="false"/>
      <style:text-properties officeooo:rsid="0014910c" officeooo:paragraph-rsid="0014910c"/>
    </style:style>
    <style:style style:name="P3" style:family="paragraph" style:parent-style-name="Standard">
      <style:paragraph-properties fo:text-align="justify" style:justify-single-word="false"/>
      <style:text-properties officeooo:rsid="0014910c" officeooo:paragraph-rsid="0017629d"/>
    </style:style>
    <style:style style:name="P4" style:family="paragraph" style:parent-style-name="Standard">
      <style:paragraph-properties fo:text-align="justify" style:justify-single-word="false"/>
      <style:text-properties officeooo:rsid="0014910c" officeooo:paragraph-rsid="001ab20b"/>
    </style:style>
    <style:style style:name="P5" style:family="paragraph" style:parent-style-name="Standard">
      <style:text-properties officeooo:rsid="0014910c" officeooo:paragraph-rsid="0017629d"/>
    </style:style>
    <style:style style:name="P6" style:family="paragraph" style:parent-style-name="Standard">
      <style:text-properties officeooo:rsid="0014910c" officeooo:paragraph-rsid="001a3ec4"/>
    </style:style>
    <style:style style:name="P7" style:family="paragraph" style:parent-style-name="Standard">
      <style:text-properties officeooo:rsid="0014910c" officeooo:paragraph-rsid="001ab20b"/>
    </style:style>
    <style:style style:name="P8" style:family="paragraph" style:parent-style-name="Standard">
      <style:text-properties style:text-underline-style="solid" style:text-underline-width="auto" style:text-underline-color="font-color" officeooo:rsid="0014910c" officeooo:paragraph-rsid="0014910c"/>
    </style:style>
    <style:style style:name="P9" style:family="paragraph" style:parent-style-name="Standard">
      <style:text-properties style:text-underline-style="solid" style:text-underline-width="auto" style:text-underline-color="font-color" officeooo:rsid="0014910c" officeooo:paragraph-rsid="0017629d"/>
    </style:style>
    <style:style style:name="P10" style:family="paragraph" style:parent-style-name="Standard">
      <style:text-properties style:text-underline-style="solid" style:text-underline-width="auto" style:text-underline-color="font-color" officeooo:rsid="0014910c" officeooo:paragraph-rsid="001a3ec4"/>
    </style:style>
    <style:style style:name="P11" style:family="paragraph" style:parent-style-name="Standard">
      <style:text-properties style:text-underline-style="solid" style:text-underline-width="auto" style:text-underline-color="font-color" officeooo:rsid="0014910c" officeooo:paragraph-rsid="001ab20b"/>
    </style:style>
    <style:style style:name="P12" style:family="paragraph" style:parent-style-name="Standard">
      <style:text-properties style:font-name="Courier 10 Pitch" officeooo:rsid="0014910c" officeooo:paragraph-rsid="0014910c"/>
    </style:style>
    <style:style style:name="P13" style:family="paragraph" style:parent-style-name="Standard">
      <style:text-properties style:font-name="Courier 10 Pitch" officeooo:rsid="0014910c" officeooo:paragraph-rsid="0017629d"/>
    </style:style>
    <style:style style:name="P14" style:family="paragraph" style:parent-style-name="Standard">
      <style:text-properties style:font-name="Courier 10 Pitch" officeooo:rsid="001a3ec4" officeooo:paragraph-rsid="001a3ec4"/>
    </style:style>
    <style:style style:name="P15" style:family="paragraph" style:parent-style-name="Standard">
      <style:text-properties style:font-name="Courier 10 Pitch" officeooo:rsid="001a3ec4" officeooo:paragraph-rsid="001ab20b"/>
    </style:style>
    <style:style style:name="P16" style:family="paragraph" style:parent-style-name="Standard">
      <style:text-properties style:font-name="Courier 10 Pitch" style:text-underline-style="none" officeooo:rsid="001a3ec4" officeooo:paragraph-rsid="001a3ec4"/>
    </style:style>
    <style:style style:name="P17" style:family="paragraph" style:parent-style-name="Standard">
      <style:text-properties style:font-name="Courier 10 Pitch" style:text-underline-style="none" officeooo:rsid="001a3ec4" officeooo:paragraph-rsid="001ab20b"/>
    </style:style>
    <style:style style:name="P18" style:family="paragraph" style:parent-style-name="Standard">
      <style:text-properties style:font-name="Liberation Serif" officeooo:rsid="0015e66b" officeooo:paragraph-rsid="0015e66b"/>
    </style:style>
    <style:style style:name="P19" style:family="paragraph" style:parent-style-name="Standard">
      <style:text-properties style:font-name="Liberation Serif" officeooo:rsid="0015e66b" officeooo:paragraph-rsid="00187dfe"/>
    </style:style>
    <style:style style:name="P20" style:family="paragraph" style:parent-style-name="Standard">
      <style:paragraph-properties fo:text-align="center" style:justify-single-word="false"/>
      <style:text-properties fo:font-size="40pt" officeooo:rsid="0016be08" officeooo:paragraph-rsid="0016be08" style:font-size-asian="40pt" style:font-size-complex="40pt"/>
    </style:style>
    <style:style style:name="P21" style:family="paragraph" style:parent-style-name="Standard">
      <style:paragraph-properties fo:text-align="center" style:justify-single-word="false"/>
      <style:text-properties fo:font-size="20pt" officeooo:rsid="0016be08" officeooo:paragraph-rsid="0016be08" style:font-size-asian="20pt" style:font-size-complex="20pt"/>
    </style:style>
    <style:style style:name="P22" style:family="paragraph" style:parent-style-name="Standard">
      <style:text-properties fo:font-weight="bold" officeooo:rsid="0017629d" officeooo:paragraph-rsid="0017629d" style:font-weight-asian="bold" style:font-weight-complex="bold"/>
    </style:style>
    <style:style style:name="P23" style:family="paragraph" style:parent-style-name="Standard">
      <style:text-properties fo:font-weight="normal" officeooo:rsid="0014910c" officeooo:paragraph-rsid="0017629d" style:font-weight-asian="normal" style:font-weight-complex="normal"/>
    </style:style>
    <style:style style:name="P24" style:family="paragraph" style:parent-style-name="Standard">
      <style:text-properties fo:font-weight="normal" officeooo:rsid="0014910c" officeooo:paragraph-rsid="001a3ec4" style:font-weight-asian="normal" style:font-weight-complex="normal"/>
    </style:style>
    <style:style style:name="P25" style:family="paragraph" style:parent-style-name="Standard">
      <style:text-properties fo:font-weight="normal" officeooo:rsid="0014910c" officeooo:paragraph-rsid="001ab20b" style:font-weight-asian="normal" style:font-weight-complex="normal"/>
    </style:style>
    <style:style style:name="P26" style:family="paragraph" style:parent-style-name="Standard">
      <style:text-properties fo:font-weight="normal" officeooo:rsid="001a3ec4" officeooo:paragraph-rsid="001a3ec4" style:font-weight-asian="normal" style:font-weight-complex="normal"/>
    </style:style>
    <style:style style:name="P27" style:family="paragraph" style:parent-style-name="Standard">
      <style:paragraph-properties fo:text-align="justify" style:justify-single-word="false"/>
      <style:text-properties officeooo:rsid="001ab20b" officeooo:paragraph-rsid="001ab20b"/>
    </style:style>
    <style:style style:name="P28" style:family="paragraph" style:parent-style-name="Standard">
      <style:paragraph-properties fo:text-align="justify" style:justify-single-word="false"/>
      <style:text-properties officeooo:rsid="001ab20b" officeooo:paragraph-rsid="001b8518"/>
    </style:style>
    <style:style style:name="P29" style:family="paragraph" style:parent-style-name="Standard">
      <style:paragraph-properties fo:break-before="page"/>
      <style:text-properties fo:font-size="16pt" fo:font-weight="bold" officeooo:rsid="0014910c" officeooo:paragraph-rsid="0014910c" style:font-size-asian="16pt" style:font-weight-asian="bold" style:font-size-complex="16pt" style:font-weight-complex="bold"/>
    </style:style>
    <style:style style:name="P30" style:family="paragraph" style:parent-style-name="Standard">
      <style:paragraph-properties fo:break-before="page"/>
      <style:text-properties fo:font-size="16pt" fo:font-weight="bold" officeooo:rsid="0017629d" officeooo:paragraph-rsid="0017629d" style:font-size-asian="16pt" style:font-weight-asian="bold" style:font-size-complex="16pt" style:font-weight-complex="bold"/>
    </style:style>
    <style:style style:name="P31" style:family="paragraph" style:parent-style-name="Standard">
      <style:paragraph-properties fo:break-before="page"/>
      <style:text-properties fo:font-size="16pt" fo:font-weight="bold" officeooo:rsid="001a3ec4" officeooo:paragraph-rsid="001a3ec4" style:font-size-asian="16pt" style:font-weight-asian="bold" style:font-size-complex="16pt" style:font-weight-complex="bold"/>
    </style:style>
    <style:style style:name="P32" style:family="paragraph" style:parent-style-name="Standard" style:list-style-name="L1">
      <style:text-properties officeooo:rsid="0014910c" officeooo:paragraph-rsid="0014910c"/>
    </style:style>
    <style:style style:name="P33" style:family="paragraph" style:parent-style-name="Standard" style:list-style-name="L2">
      <style:text-properties officeooo:rsid="0014910c" officeooo:paragraph-rsid="0017629d"/>
    </style:style>
    <style:style style:name="P34" style:family="paragraph" style:parent-style-name="Standard" style:list-style-name="L3">
      <style:text-properties officeooo:rsid="0014910c" officeooo:paragraph-rsid="001a3ec4"/>
    </style:style>
    <style:style style:name="P35" style:family="paragraph" style:parent-style-name="Standard" style:list-style-name="L4">
      <style:text-properties officeooo:rsid="0014910c" officeooo:paragraph-rsid="001ab20b"/>
    </style:style>
    <style:style style:name="P36" style:family="paragraph" style:parent-style-name="Standard">
      <style:paragraph-properties fo:text-align="justify" style:justify-single-word="false"/>
      <style:text-properties officeooo:rsid="0014910c" officeooo:paragraph-rsid="001e38b7"/>
    </style:style>
    <style:style style:name="P37" style:family="paragraph" style:parent-style-name="Standard">
      <style:text-properties officeooo:rsid="0014910c" officeooo:paragraph-rsid="001e38b7"/>
    </style:style>
    <style:style style:name="P38" style:family="paragraph" style:parent-style-name="Standard">
      <style:paragraph-properties fo:text-align="justify" style:justify-single-word="false"/>
      <style:text-properties style:text-underline-style="none" officeooo:rsid="00155b82" officeooo:paragraph-rsid="001ab20b"/>
    </style:style>
    <style:style style:name="P39" style:family="paragraph" style:parent-style-name="Standard">
      <style:paragraph-properties fo:text-align="justify" style:justify-single-word="false"/>
      <style:text-properties style:text-underline-style="none" officeooo:rsid="00155b82" officeooo:paragraph-rsid="001e38b7"/>
    </style:style>
    <style:style style:name="P40" style:family="paragraph" style:parent-style-name="Standard">
      <style:paragraph-properties fo:text-align="justify" style:justify-single-word="false"/>
      <style:text-properties style:text-underline-style="none" officeooo:rsid="001ab20b" officeooo:paragraph-rsid="001ab20b"/>
    </style:style>
    <style:style style:name="P41" style:family="paragraph" style:parent-style-name="Standard">
      <style:paragraph-properties fo:text-align="justify" style:justify-single-word="false"/>
      <style:text-properties style:text-underline-style="none" officeooo:rsid="001ab20b" officeooo:paragraph-rsid="001b8518"/>
    </style:style>
    <style:style style:name="P42" style:family="paragraph" style:parent-style-name="Standard">
      <style:paragraph-properties fo:text-align="justify" style:justify-single-word="false"/>
      <style:text-properties style:text-underline-style="none" officeooo:rsid="001ab20b" officeooo:paragraph-rsid="001e38b7"/>
    </style:style>
    <style:style style:name="P43" style:family="paragraph" style:parent-style-name="Standard">
      <style:text-properties fo:font-weight="normal" officeooo:rsid="001a3ec4" officeooo:paragraph-rsid="001e38b7" style:font-weight-asian="normal" style:font-weight-complex="normal"/>
    </style:style>
    <style:style style:name="P44" style:family="paragraph" style:parent-style-name="Standard">
      <style:paragraph-properties fo:text-align="justify" style:justify-single-word="false"/>
      <style:text-properties fo:font-weight="normal" officeooo:rsid="001e38b7" officeooo:paragraph-rsid="001e38b7" style:font-weight-asian="normal" style:font-weight-complex="normal"/>
    </style:style>
    <style:style style:name="P45" style:family="paragraph" style:parent-style-name="Standard">
      <style:paragraph-properties fo:text-align="justify" style:justify-single-word="false"/>
      <style:text-properties officeooo:rsid="001ab20b" officeooo:paragraph-rsid="001e38b7"/>
    </style:style>
    <style:style style:name="P46" style:family="paragraph" style:parent-style-name="Standard">
      <style:text-properties style:text-underline-style="solid" style:text-underline-width="auto" style:text-underline-color="font-color" officeooo:rsid="0014910c" officeooo:paragraph-rsid="001e38b7"/>
    </style:style>
    <style:style style:name="P47" style:family="paragraph" style:parent-style-name="Standard">
      <style:text-properties style:font-name="Courier 10 Pitch" officeooo:rsid="001a3ec4" officeooo:paragraph-rsid="001e38b7"/>
    </style:style>
    <style:style style:name="P48" style:family="paragraph" style:parent-style-name="Standard" style:list-style-name="L5">
      <style:text-properties officeooo:paragraph-rsid="001e38b7"/>
    </style:style>
    <style:style style:name="P49" style:family="paragraph" style:parent-style-name="Standard">
      <style:text-properties officeooo:rsid="001e38b7" officeooo:paragraph-rsid="001e38b7"/>
    </style:style>
    <style:style style:name="P50" style:family="paragraph" style:parent-style-name="Standard">
      <style:text-properties officeooo:rsid="001a3ec4" officeooo:paragraph-rsid="001e38b7"/>
    </style:style>
    <style:style style:name="P51" style:family="paragraph" style:parent-style-name="Standard">
      <style:paragraph-properties fo:break-before="page"/>
      <style:text-properties fo:font-weight="normal" officeooo:rsid="001a3ec4" officeooo:paragraph-rsid="001a3ec4" style:font-weight-asian="normal" style:font-weight-complex="normal"/>
    </style:style>
    <style:style style:name="T1" style:family="text">
      <style:text-properties officeooo:rsid="0014910c"/>
    </style:style>
    <style:style style:name="T2" style:family="text">
      <style:text-properties officeooo:rsid="00155b82"/>
    </style:style>
    <style:style style:name="T3" style:family="text">
      <style:text-properties style:text-underline-style="solid" style:text-underline-width="auto" style:text-underline-color="font-color" officeooo:rsid="00155b82"/>
    </style:style>
    <style:style style:name="T4" style:family="text">
      <style:text-properties style:text-underline-style="solid" style:text-underline-width="auto" style:text-underline-color="font-color" officeooo:rsid="001a3ec4"/>
    </style:style>
    <style:style style:name="T5" style:family="text">
      <style:text-properties style:text-underline-style="none"/>
    </style:style>
    <style:style style:name="T6" style:family="text">
      <style:text-properties style:text-underline-style="none" officeooo:rsid="00155b82"/>
    </style:style>
    <style:style style:name="T7" style:family="text">
      <style:text-properties style:text-underline-style="none" officeooo:rsid="0017629d"/>
    </style:style>
    <style:style style:name="T8" style:family="text">
      <style:text-properties style:text-underline-style="none" officeooo:rsid="001a3ec4"/>
    </style:style>
    <style:style style:name="T9" style:family="text">
      <style:text-properties style:text-underline-style="none" officeooo:rsid="001b8518"/>
    </style:style>
    <style:style style:name="T10" style:family="text">
      <style:text-properties style:text-underline-style="none" officeooo:rsid="001c1fca"/>
    </style:style>
    <style:style style:name="T11" style:family="text">
      <style:text-properties style:text-underline-style="none" officeooo:rsid="001e38b7"/>
    </style:style>
    <style:style style:name="T12" style:family="text">
      <style:text-properties officeooo:rsid="0016be08"/>
    </style:style>
    <style:style style:name="T13" style:family="text">
      <style:text-properties officeooo:rsid="0017629d"/>
    </style:style>
    <style:style style:name="T14" style:family="text">
      <style:text-properties officeooo:rsid="00187dfe"/>
    </style:style>
    <style:style style:name="T15" style:family="text">
      <style:text-properties officeooo:rsid="001a3ec4"/>
    </style:style>
    <style:style style:name="T16" style:family="text">
      <style:text-properties fo:font-style="italic" officeooo:rsid="0017629d"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b8518" style:font-style-asian="normal" style:font-style-complex="normal"/>
    </style:style>
    <style:style style:name="T20" style:family="text">
      <style:text-properties officeooo:rsid="001d1fa4"/>
    </style:style>
    <style:style style:name="T21" style:family="text">
      <style:text-properties officeooo:rsid="001e38b7"/>
    </style:style>
    <style:style style:name="T22" style:family="text">
      <style:text-properties style:font-name="Courier 10 Pitc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Práctica 1</text:p>
      <text:p text:style-name="P20">-</text:p>
      <text:p text:style-name="P20">Informe</text:p>
      <text:p text:style-name="P20"/>
      <text:p text:style-name="P20"/>
      <text:p text:style-name="P20"/>
      <text:p text:style-name="P20"/>
      <text:p text:style-name="P20"/>
      <text:p text:style-name="P21">Julen D. y Julen F.</text:p>
      <text:p text:style-name="P29">P1: Hola Mundo extendido</text:p>
      <text:p text:style-name="P1"/>
      <text:list xml:id="list1126991892" text:style-name="L1">
        <text:list-item>
          <text:p text:style-name="P32">Breve <text:s/>descripción <text:s/>de <text:s/>las <text:s/>decisiones <text:s/>de <text:s/>diseño <text:s/>tomadas <text:s/>(no <text:s/>repetir <text:s/>el enunciado de la práctica). </text:p>
        </text:list-item>
      </text:list>
      <text:p text:style-name="P1"/>
      <text:p text:style-name="P2"><text:span text:style-name="T2">Primero se ha</text:span> establec<text:span text:style-name="T2">ido</text:span> una conexión SSH con nuestra Raspberry mediante Putty. <text:span text:style-name="T2">Después, usando la sesión SSH, hemos creado un archivo </text:span><text:span text:style-name="T3">ejercicio1.c</text:span><text:span text:style-name="T6"> y hemos escrito el código del programa indicado. Por último, hemos compilado el programa usando un compilador de la Pi y hemos ejecutado el programa.</text:span></text:p>
      <text:p text:style-name="P1"/>
      <text:p text:style-name="P1"/>
      <text:list xml:id="list164357238670297" text:continue-numbering="true" text:style-name="L1">
        <text:list-item>
          <text:p text:style-name="P32">Archivos de código comentados <text:s/>de los programas <text:s/></text:p>
        </text:list-item>
      </text:list>
      <text:p text:style-name="P1"/>
      <text:p text:style-name="P8"><text:span text:style-name="T2">ejercicio1</text:span>.c</text:p>
      <text:p text:style-name="P1"/>
      <text:p text:style-name="P12">#include &lt;stdio.h&gt;<text:tab/>//Necesaria para imprimir texto en pantalla</text:p>
      <text:p text:style-name="P12">int main() {</text:p>
      <text:p text:style-name="P12"><text:tab/>printf("Hello world"); //Imprimir “Hola mundo” en pantalla</text:p>
      <text:p text:style-name="P12"><text:tab/>return 0;</text:p>
      <text:p text:style-name="P12">}</text:p>
      <text:p text:style-name="P12"/>
      <text:p text:style-name="P18">Comandos:</text:p>
      <text:p text:style-name="P18"/>
      <text:p text:style-name="P18">touch <text:span text:style-name="T14">ejercicio1</text:span>.c<text:tab/><text:tab/><text:tab/>-&gt;<text:tab/>Crear archivo</text:p>
      <text:p text:style-name="P19">nano <text:span text:style-name="T14">ejercicio1</text:span>.c<text:tab/><text:tab/><text:tab/>-&gt;<text:tab/>Editar archivo</text:p>
      <text:p text:style-name="P19">gcc -Wall <text:span text:style-name="T14">ejercicio1</text:span>.c -o <text:span text:style-name="T14">ejercicio1</text:span><text:tab/>-&gt;<text:tab/>Compila en C el archivo programa.c</text:p>
      <text:p text:style-name="P19">./<text:span text:style-name="T14">ejercicio1</text:span><text:tab/><text:tab/><text:tab/><text:tab/>-&gt;<text:tab/>Ejecut<text:span text:style-name="T12">a el programa compilado</text:span></text:p>
      <text:p text:style-name="P1"/>
      <text:p text:style-name="P1"/>
      <text:list xml:id="list164356168228203" text:continue-numbering="true" text:style-name="L1">
        <text:list-item>
          <text:p text:style-name="P32">Comentarios e incidencias</text:p>
        </text:list-item>
      </text:list>
      <text:p text:style-name="P1"/>
      <text:p text:style-name="P1"><text:s/>- </text:p>
      <text:p text:style-name="P30">P2: Hola Mundo desde Netbeans</text:p>
      <text:p text:style-name="P22"/>
      <text:list xml:id="list3794803890" text:style-name="L2">
        <text:list-item>
          <text:p text:style-name="P33">Breve <text:s/>descripción <text:s/>de <text:s/>las <text:s/>decisiones <text:s/>de <text:s/>diseño <text:s/>tomadas <text:s/>(no <text:s/>repetir <text:s/>el enunciado de la práctica). </text:p>
        </text:list-item>
      </text:list>
      <text:p text:style-name="P5"/>
      <text:p text:style-name="P3"><text:span text:style-name="T2">Primero se ha</text:span> establec<text:span text:style-name="T2">ido</text:span> una conexión SSH con nuestra Raspberry mediante <text:span text:style-name="T13">Netbeans</text:span>. <text:span text:style-name="T13">Para ello, <text:s/>primero hay que crear una sesión SSH en Netbeans (Usuario: root). Una vez hecho esto, marcamos la Raspberry como build-host. Después, usando Netbeans, hemos creado un proyecto, y lo hemos configurado: compilador de C: C11; compilador de C++: C11++; Librerías (Build → Linker) → Añadir la opción </text:span><text:span text:style-name="T16">-lwiringPi</text:span><text:span text:style-name="T13">. En el proyecto, hemos escrito el código en la clase </text:span><text:span text:style-name="T4">main.c</text:span><text:span text:style-name="T13"> ya creada</text:span><text:span text:style-name="T8"> en la carpeta de archivos fuente</text:span><text:span text:style-name="T6">. </text:span><text:span text:style-name="T8">H</text:span><text:span text:style-name="T6">emos compilado el programa usando </text:span><text:span text:style-name="T8">el compilador de la Raspberry Pi.</text:span><text:span text:style-name="T6"> </text:span><text:span text:style-name="T7">Finalmente, </text:span><text:span text:style-name="T6">hemos ejecutado el programa.</text:span></text:p>
      <text:p text:style-name="P5"/>
      <text:p text:style-name="P5"/>
      <text:list xml:id="list164357022359419" text:continue-numbering="true" text:style-name="L2">
        <text:list-item>
          <text:p text:style-name="P33">Archivos de código comentados <text:s/>de los programas <text:s/></text:p>
        </text:list-item>
      </text:list>
      <text:p text:style-name="P5"/>
      <text:p text:style-name="P9"><text:span text:style-name="T15">main</text:span>.c</text:p>
      <text:p text:style-name="P5"/>
      <text:p text:style-name="P13">#include &lt;stdio.h&gt;<text:tab/>//Necesaria para imprimir texto en pantalla</text:p>
      <text:p text:style-name="P13">int main() {</text:p>
      <text:p text:style-name="P13"><text:tab/>printf("Hello world"); //Imprimir “Hola mundo” en pantalla</text:p>
      <text:p text:style-name="P13"><text:tab/>return 0;</text:p>
      <text:p text:style-name="P13">}</text:p>
      <text:p text:style-name="P5"/>
      <text:p text:style-name="P5"/>
      <text:list xml:id="list164357195089059" text:continue-numbering="true" text:style-name="L2">
        <text:list-item>
          <text:p text:style-name="P33">Comentarios e incidencias</text:p>
        </text:list-item>
      </text:list>
      <text:p text:style-name="P5"/>
      <text:p text:style-name="P23">- </text:p>
      <text:p text:style-name="P31">P3: LED intermitente </text:p>
      <text:p text:style-name="P26"/>
      <text:list xml:id="list1019632457" text:style-name="L3">
        <text:list-item>
          <text:p text:style-name="P34">Breve <text:s/>descripción <text:s/>de <text:s/>las <text:s/>decisiones <text:s/>de <text:s/>diseño <text:s/>tomadas <text:s/>(no <text:s/>repetir <text:s/>el enunciado de la práctica). </text:p>
        </text:list-item>
      </text:list>
      <text:p text:style-name="P6"/>
      <text:p text:style-name="P4"><text:span text:style-name="T13">En el proyecto creado en Netbeans, hemos escrito el código en la clase </text:span><text:span text:style-name="T4">main.c</text:span><text:span text:style-name="T13"> ya creada</text:span><text:span text:style-name="T8"> en la carpeta de archivos fuente</text:span><text:span text:style-name="T6">. </text:span><text:span text:style-name="T8">H</text:span><text:span text:style-name="T6">emos compilado el programa usando </text:span><text:span text:style-name="T8">el compilador de la Raspberry Pi.</text:span><text:span text:style-name="T6"> </text:span></text:p>
      <text:p text:style-name="P38"/>
      <text:p text:style-name="P27"><text:span text:style-name="T6">E</text:span><text:span text:style-name="T5">l circuito que hemos montado en la placa es idéntico al explicado en el Ejercicio 1 del archivo </text:span><text:span text:style-name="T17">Raspberry Pi para RSA.pdf</text:span><text:span text:style-name="T18"> (Apartado 1.4.3.1, pág 19)</text:span><text:span text:style-name="T5"> <text:s/></text:span></text:p>
      <text:p text:style-name="P38"/>
      <text:p text:style-name="P27"><text:span text:style-name="T6">A</text:span><text:span text:style-name="T5">ntes de ejecutar el programa, hay que configurar los pines de la Ra</text:span><text:span text:style-name="T11">s</text:span><text:span text:style-name="T5">pberry. Para ello se han ejecutado los siguientes comandos mediante el SSH de Netbeans:</text:span></text:p>
      <text:p text:style-name="P40"/>
      <text:p text:style-name="P40">1. Se activa el pin 4:</text:p>
      <text:p text:style-name="P40">echo 4 &gt; /sys/class/gpio/export</text:p>
      <text:p text:style-name="P40"/>
      <text:p text:style-name="P40">2. Se determina si el pin 4 es de entrada o de salida (en este caso, de salida):</text:p>
      <text:p text:style-name="P40">echo out &gt; /sys/class/gpio/gpio4/direction</text:p>
      <text:p text:style-name="P38"/>
      <text:p text:style-name="P4"><text:span text:style-name="T7">Finalmente, </text:span><text:span text:style-name="T6">hemos ejecutado el programa.</text:span></text:p>
      <text:p text:style-name="P6"/>
      <text:p text:style-name="P6"/>
      <text:list xml:id="list164357783510441" text:continue-numbering="true" text:style-name="L3">
        <text:list-item>
          <text:p text:style-name="P34">Archivos de código comentados <text:s/>de los programas <text:s/></text:p>
        </text:list-item>
      </text:list>
      <text:p text:style-name="P6"/>
      <text:p text:style-name="P10"><text:span text:style-name="T15">main</text:span>.c</text:p>
      <text:p text:style-name="P6"/>
      <text:p text:style-name="P14">#include &lt;cstdlib&gt;</text:p>
      <text:p text:style-name="P14">#include &lt;stdlib.h&gt;</text:p>
      <text:p text:style-name="P14">#include &lt;unistd.h&gt;</text:p>
      <text:p text:style-name="P14"/>
      <text:p text:style-name="P14">using namespace std;</text:p>
      <text:p text:style-name="P16"/>
      <text:p text:style-name="P14">int main(int argc, char** argv) {</text:p>
      <text:p text:style-name="P14"><text:s text:c="4"/>system("echo 1 &gt; /sys/class/gpio/gpio4/value"); //<text:span text:style-name="T20">Encender led</text:span></text:p>
      <text:p text:style-name="P14"><text:s text:c="4"/>sleep(3);<text:tab/><text:tab/><text:tab/><text:tab/><text:tab/><text:tab/><text:tab/><text:tab/> <text:s text:c="2"/>//<text:span text:style-name="T20">Esperar 3”</text:span></text:p>
      <text:p text:style-name="P14"><text:s text:c="4"/>system("echo 0 &gt; /sys/class/gpio/gpio4/value"); //<text:span text:style-name="T20">Apagar led</text:span></text:p>
      <text:p text:style-name="P14"><text:s text:c="4"/>return 0;</text:p>
      <text:p text:style-name="P14">}</text:p>
      <text:p text:style-name="P6"/>
      <text:p text:style-name="P6"/>
      <text:list xml:id="list164357713547100" text:continue-numbering="true" text:style-name="L3">
        <text:list-item>
          <text:p text:style-name="P34">Comentarios e incidencias</text:p>
        </text:list-item>
      </text:list>
      <text:p text:style-name="P6"/>
      <text:p text:style-name="P24">- </text:p>
      <text:p text:style-name="P31">P4: LED controlado mediante pulsador </text:p>
      <text:p text:style-name="P26"/>
      <text:list xml:id="list382795667" text:style-name="L4">
        <text:list-item>
          <text:p text:style-name="P35">Breve <text:s/>descripción <text:s/>de <text:s/>las <text:s/>decisiones <text:s/>de <text:s/>diseño <text:s/>tomadas <text:s/>(no <text:s/>repetir <text:s/>el enunciado de la práctica). </text:p>
        </text:list-item>
      </text:list>
      <text:p text:style-name="P7"/>
      <text:p text:style-name="P4"><text:span text:style-name="T13">En el proyecto creado en Netbeans, hemos escrito el código en la clase </text:span><text:span text:style-name="T4">main.c</text:span><text:span text:style-name="T13"> ya creada</text:span><text:span text:style-name="T8"> en la carpeta de archivos fuente</text:span><text:span text:style-name="T6">. </text:span><text:span text:style-name="T8">H</text:span><text:span text:style-name="T6">emos compilado el programa usando </text:span><text:span text:style-name="T8">el compilador de la Raspberry Pi.</text:span><text:span text:style-name="T6"> </text:span></text:p>
      <text:p text:style-name="P38"/>
      <text:p text:style-name="P27"><text:span text:style-name="T6">E</text:span><text:span text:style-name="T5">l circuito que hemos montado en la placa es idéntico al explicado en el Ejercicio 1 del archivo </text:span><text:span text:style-name="T17">Conexiones físicas GPIO.pdf</text:span><text:span text:style-name="T18">. </text:span><text:span text:style-name="T19">(El pin usado para el led es el 8 (GPIO14); para el pulsador, el 10 (GPIO15). La entrada de voltaje la sacamos del pin 4; para el ground, el pin 6).</text:span></text:p>
      <text:p text:style-name="P38"/>
      <text:p text:style-name="P27"><text:span text:style-name="T6">A</text:span><text:span text:style-name="T5">ntes de ejecutar el programa, hay que configurar los pines de la Ra</text:span><text:span text:style-name="T11">s</text:span><text:span text:style-name="T5">pberry. Para ello se han ejecutado los siguientes comandos mediante el SSH de Netbeans:</text:span></text:p>
      <text:p text:style-name="P40"/>
      <text:p text:style-name="P27"><text:span text:style-name="T5">1. Se activa el pin </text:span><text:span text:style-name="T10">8</text:span><text:span text:style-name="T5"> para el led:</text:span></text:p>
      <text:p text:style-name="P27"><text:span text:style-name="T5">echo </text:span><text:span text:style-name="T10">14</text:span><text:span text:style-name="T5"> &gt; /sys/class/gpio/export</text:span></text:p>
      <text:p text:style-name="P40"/>
      <text:p text:style-name="P27"><text:span text:style-name="T5">2. Se determina si el pin </text:span><text:span text:style-name="T10">8</text:span><text:span text:style-name="T5"> es de entrada o de salida (en este caso, de salida):</text:span></text:p>
      <text:p text:style-name="P27"><text:span text:style-name="T5">echo out &gt; /sys/class/gpio/gpio</text:span><text:span text:style-name="T10">14</text:span><text:span text:style-name="T5">/direction</text:span></text:p>
      <text:p text:style-name="P38"/>
      <text:p text:style-name="P28"><text:span text:style-name="T9">3.</text:span><text:span text:style-name="T5"> Se activa el pin </text:span><text:span text:style-name="T10">10</text:span><text:span text:style-name="T5"> para el </text:span><text:span text:style-name="T9">pulsador</text:span><text:span text:style-name="T5">:</text:span></text:p>
      <text:p text:style-name="P28"><text:span text:style-name="T5">echo </text:span><text:span text:style-name="T10">15</text:span><text:span text:style-name="T5"> &gt; /sys/class/gpio/export</text:span></text:p>
      <text:p text:style-name="P41"/>
      <text:p text:style-name="P28"><text:span text:style-name="T9">4</text:span><text:span text:style-name="T5">. Se determina si el pin </text:span><text:span text:style-name="T10">10</text:span><text:span text:style-name="T9"> </text:span><text:span text:style-name="T5">es de entrada o de salida (en este caso, de </text:span><text:span text:style-name="T9">entrada</text:span><text:span text:style-name="T5">):</text:span></text:p>
      <text:p text:style-name="P28"><text:span text:style-name="T6">echo </text:span><text:span text:style-name="T9">in</text:span><text:span text:style-name="T6"> &gt; /sys/class/gpio/gpio</text:span><text:span text:style-name="T10">15</text:span><text:span text:style-name="T6">/direction</text:span></text:p>
      <text:p text:style-name="P38"/>
      <text:p text:style-name="P4"><text:span text:style-name="T7">Finalmente, </text:span><text:span text:style-name="T6">hemos ejecutado el programa.</text:span></text:p>
      <text:p text:style-name="P38"/>
      <text:p text:style-name="P7"/>
      <text:list xml:id="list164357009371636" text:continue-numbering="true" text:style-name="L4">
        <text:list-item>
          <text:p text:style-name="P35">Archivos de código comentados <text:s/>de los programas <text:s/></text:p>
        </text:list-item>
      </text:list>
      <text:p text:style-name="P7"/>
      <text:p text:style-name="P11"><text:span text:style-name="T15">main</text:span>.c</text:p>
      <text:p text:style-name="P7"/>
      <text:p text:style-name="P15">#include &lt;cstdlib&gt;</text:p>
      <text:p text:style-name="P15">#include &lt;stdlib.h&gt;</text:p>
      <text:p text:style-name="P15">#include &lt;unistd.h&gt;</text:p>
      <text:p text:style-name="P15"/>
      <text:p text:style-name="P15">using namespace std;</text:p>
      <text:p text:style-name="P17"/>
      <text:p text:style-name="P15">int main(int argc, char** argv) {</text:p>
      <text:p text:style-name="P15"><text:s text:c="4"/>system("echo 1 &gt; /sys/class/gpio/gpio4/value");</text:p>
      <text:p text:style-name="P15"><text:s text:c="4"/>sleep(3);</text:p>
      <text:p text:style-name="P15"><text:s text:c="4"/>system("echo 0 &gt; /sys/class/gpio/gpio4/value");</text:p>
      <text:p text:style-name="P15"><text:s text:c="4"/>return 0;</text:p>
      <text:p text:style-name="P15">}</text:p>
      <text:p text:style-name="P7"/>
      <text:p text:style-name="P7"/>
      <text:list xml:id="list164355865769727" text:continue-numbering="true" text:style-name="L4">
        <text:list-item>
          <text:p text:style-name="P35">Comentarios e incidencias</text:p>
        </text:list-item>
      </text:list>
      <text:p text:style-name="P7"/>
      <text:p text:style-name="P25">- </text:p>
      <text:p text:style-name="P51">P5: LED con luminosidad variable controlado <text:s/>mediante pulsador</text:p>
      <text:p text:style-name="P43"/>
      <text:list xml:id="list2847830953" text:style-name="L5">
        <text:list-item>
          <text:p text:style-name="P48"><text:span text:style-name="T1">Breve <text:s/>descripción <text:s/>de <text:s/>las <text:s/>decisiones <text:s/>de <text:s/>diseño <text:s/>tomadas <text:s/>(no <text:s/>repetir <text:s/>el enunciado de la práctica).</text:span></text:p>
        </text:list-item>
      </text:list>
      <text:p text:style-name="P49"/>
      <text:p text:style-name="P36"><text:span text:style-name="T13">En el proyecto creado en Netbeans, hemos escrito el código en la clase </text:span><text:span text:style-name="T4">main.c</text:span><text:span text:style-name="T13"> ya creada</text:span><text:span text:style-name="T8"> en la carpeta de archivos fuente</text:span><text:span text:style-name="T6">. </text:span><text:span text:style-name="T8">H</text:span><text:span text:style-name="T6">emos compilado el programa usando </text:span><text:span text:style-name="T8">el compilador de la Raspberry Pi.</text:span><text:span text:style-name="T6"> </text:span></text:p>
      <text:p text:style-name="P39"/>
      <text:p text:style-name="P45"><text:span text:style-name="T6">E</text:span><text:span text:style-name="T5">l circuito que hemos montado en la placa es idéntico al explicado en el archivo </text:span><text:span text:style-name="T17">Conexiones físicas GPIO.pdf</text:span><text:span text:style-name="T18">. </text:span><text:span text:style-name="T19">(El pin usado para el led es el 8 (GPIO14); para el pulsador, el 10 (GPIO15). La entrada de voltaje la sacamos del pin 4; para el ground, el pin 6).</text:span></text:p>
      <text:p text:style-name="P39"/>
      <text:p text:style-name="P45"><text:span text:style-name="T6">A</text:span><text:span text:style-name="T5">ntes de ejecutar el programa, hay que configurar los pines de la Ra</text:span><text:span text:style-name="T11">s</text:span><text:span text:style-name="T5">pberry </text:span><text:span text:style-name="T11">(en nuestro caso no, debido a que ya estaban configurados para el ejercicio anterior)</text:span><text:span text:style-name="T5">. Para ello se han ejecutado los siguientes comandos mediante el SSH de Netbeans:</text:span></text:p>
      <text:p text:style-name="P42"/>
      <text:p text:style-name="P45"><text:span text:style-name="T5">1. Se activa el pin </text:span><text:span text:style-name="T10">8</text:span><text:span text:style-name="T5"> para el led:</text:span></text:p>
      <text:p text:style-name="P45"><text:span text:style-name="T5">echo </text:span><text:span text:style-name="T10">14</text:span><text:span text:style-name="T5"> &gt; /sys/class/gpio/export</text:span></text:p>
      <text:p text:style-name="P42"/>
      <text:p text:style-name="P45"><text:span text:style-name="T5">2. Se determina si el pin </text:span><text:span text:style-name="T10">8</text:span><text:span text:style-name="T5"> es de entrada o de salida (en este caso, de salida):</text:span></text:p>
      <text:p text:style-name="P45"><text:span text:style-name="T5">echo out &gt; /sys/class/gpio/gpio</text:span><text:span text:style-name="T10">14</text:span><text:span text:style-name="T5">/direction</text:span></text:p>
      <text:p text:style-name="P39"/>
      <text:p text:style-name="P45"><text:span text:style-name="T9">3.</text:span><text:span text:style-name="T5"> Se activa el pin </text:span><text:span text:style-name="T10">10</text:span><text:span text:style-name="T5"> para el </text:span><text:span text:style-name="T9">pulsador</text:span><text:span text:style-name="T5">:</text:span></text:p>
      <text:p text:style-name="P45"><text:span text:style-name="T5">echo </text:span><text:span text:style-name="T10">15</text:span><text:span text:style-name="T5"> &gt; /sys/class/gpio/export</text:span></text:p>
      <text:p text:style-name="P42"/>
      <text:p text:style-name="P45"><text:span text:style-name="T9">4</text:span><text:span text:style-name="T5">. Se determina si el pin </text:span><text:span text:style-name="T10">10</text:span><text:span text:style-name="T9"> </text:span><text:span text:style-name="T5">es de entrada o de salida (en este caso, de </text:span><text:span text:style-name="T9">entrada</text:span><text:span text:style-name="T5">):</text:span></text:p>
      <text:p text:style-name="P45"><text:span text:style-name="T6">echo </text:span><text:span text:style-name="T9">in</text:span><text:span text:style-name="T6"> &gt; /sys/class/gpio/gpio</text:span><text:span text:style-name="T10">15</text:span><text:span text:style-name="T6">/direction</text:span></text:p>
      <text:p text:style-name="P39"/>
      <text:p text:style-name="P36"><text:span text:style-name="T7">Finalmente, </text:span><text:span text:style-name="T6">hemos ejecutado el programa.</text:span></text:p>
      <text:p text:style-name="P36"><text:span text:style-name="T6"/></text:p>
      <text:list xml:id="list164356982967480" text:continue-numbering="true" text:style-name="L5">
        <text:list-item>
          <text:p text:style-name="P48"><text:span text:style-name="T1">Archivos de código comentados <text:s/>de los programas <text:s/></text:span></text:p>
        </text:list-item>
      </text:list>
      <text:p text:style-name="P49"/>
      <text:p text:style-name="P46"><text:span text:style-name="T15">main</text:span>.c</text:p>
      <text:p text:style-name="P37"/>
      <text:p text:style-name="P47">#include &lt;cstdlib&gt;</text:p>
      <text:p text:style-name="P47">#include &lt;unistd.h&gt;</text:p>
      <text:p text:style-name="P47">#include &lt;stdio.h&gt;</text:p>
      <text:p text:style-name="P47">#include &lt;stdlib.h&gt;</text:p>
      <text:p text:style-name="P47"/>
      <text:p text:style-name="P47">using namespace std;</text:p>
      <text:p text:style-name="P47"><text:s/></text:p>
      <text:p text:style-name="P47">int main(int argc, char** argv) {</text:p>
      <text:p text:style-name="P47"><text:s text:c="4"/></text:p>
      <text:p text:style-name="P47"><text:s text:c="4"/>FILE * f;</text:p>
      <text:p text:style-name="P47"><text:s text:c="4"/></text:p>
      <text:p text:style-name="P47"><text:s text:c="4"/>bool pulsado = false;</text:p>
      <text:p text:style-name="P47"><text:s text:c="4"/>bool on = false;</text:p>
      <text:p text:style-name="P47"><text:s text:c="4"/></text:p>
      <text:p text:style-name="P47"><text:s text:c="4"/>char valor;</text:p>
      <text:p text:style-name="P47"><text:s text:c="4"/></text:p>
      <text:p text:style-name="P47"><text:s text:c="4"/>while (true) { <text:s text:c="6"/></text:p>
      <text:p text:style-name="P47"><text:s text:c="8"/></text:p>
      <text:p text:style-name="P47"><text:soft-page-break/><text:s text:c="8"/>f = fopen("/sys/class/gpio/gpio15/value", "r"); <text:s text:c="7"/></text:p>
      <text:p text:style-name="P47"><text:s text:c="8"/>valor = fgetc(f); <text:s text:c="7"/></text:p>
      <text:p text:style-name="P47"><text:s text:c="8"/>fclose(f);</text:p>
      <text:p text:style-name="P47"><text:s text:c="16"/></text:p>
      <text:p text:style-name="P47"><text:s text:c="8"/>if (valor == '0') {</text:p>
      <text:p text:style-name="P47"><text:s text:c="12"/>pulsado = true; <text:s text:c="11"/></text:p>
      <text:p text:style-name="P47"><text:s text:c="8"/>}</text:p>
      <text:p text:style-name="P47"><text:s text:c="8"/></text:p>
      <text:p text:style-name="P47"><text:s text:c="8"/>if(valor == '1' &amp;&amp; pulsado){</text:p>
      <text:p text:style-name="P47"><text:s text:c="12"/>if (on) {</text:p>
      <text:p text:style-name="P47"><text:s text:c="16"/>on = false;</text:p>
      <text:p text:style-name="P47"><text:s text:c="12"/>} else {</text:p>
      <text:p text:style-name="P47"><text:s text:c="16"/>on = true;</text:p>
      <text:p text:style-name="P47"><text:s text:c="12"/>}</text:p>
      <text:p text:style-name="P47"><text:s text:c="12"/>pulsado = false;</text:p>
      <text:p text:style-name="P47"><text:s text:c="8"/>}</text:p>
      <text:p text:style-name="P47"><text:s text:c="8"/></text:p>
      <text:p text:style-name="P47"><text:s text:c="8"/>if (on) {</text:p>
      <text:p text:style-name="P47"><text:s text:c="12"/>system("echo 1 &gt; /sys/class/gpio/gpio14/value");</text:p>
      <text:p text:style-name="P47"><text:s text:c="8"/>}</text:p>
      <text:p text:style-name="P47"><text:s text:c="8"/>else {</text:p>
      <text:p text:style-name="P47"><text:s text:c="12"/>system("echo 0 &gt; /sys/class/gpio/gpio14/value");</text:p>
      <text:p text:style-name="P47"><text:s text:c="8"/>}</text:p>
      <text:p text:style-name="P47"><text:s text:c="4"/>} <text:s text:c="3"/></text:p>
      <text:p text:style-name="P47"><text:s text:c="4"/></text:p>
      <text:p text:style-name="P47"><text:s text:c="4"/>return 0;</text:p>
      <text:p text:style-name="P50"><text:span text:style-name="T22">}</text:span></text:p>
      <text:p text:style-name="P49"/>
      <text:list xml:id="list164357071780279" text:continue-numbering="true" text:style-name="L5">
        <text:list-item>
          <text:p text:style-name="P48"><text:span text:style-name="T21">Comentarios e incidencias</text:span></text:p>
        </text:list-item>
      </text:list>
      <text:p text:style-name="P37"/>
      <text:p text:style-name="P44">Hemos tenido que abrir el fichero donde se guarda el estado del pulsador utilizando un atributo File y la función fopen(), ya que usando la función system() (que es la que usamos en un principio) unicamente se lee el estado pero no podemos guardar su valor, por lo tanto, no podemos manejar el led según el puls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7:36:40.368803552</meta:creation-date>
    <dc:date>2017-09-30T16:43:55.509120919</dc:date>
    <meta:editing-duration>PT49M58S</meta:editing-duration>
    <meta:editing-cycles>6</meta:editing-cycles>
    <meta:generator>LibreOffice/5.4.1.2$Linux_X86_64 LibreOffice_project/40m0$Build-2</meta:generator>
    <meta:document-statistic meta:table-count="0" meta:image-count="0" meta:object-count="0" meta:page-count="7" meta:paragraph-count="147" meta:word-count="1111" meta:character-count="7155" meta:non-whitespace-character-count="5728"/>
  </office:meta>
</office:document-meta>
</file>